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581f5" officeooo:paragraph-rsid="001581f5"/>
    </style:style>
    <style:style style:name="P2" style:family="paragraph" style:parent-style-name="Standard">
      <style:paragraph-properties fo:text-align="justify" style:justify-single-word="false"/>
      <style:text-properties fo:font-size="11pt" officeooo:rsid="001581f5" officeooo:paragraph-rsid="001581f5" style:font-size-asian="11pt" style:font-size-complex="11pt"/>
    </style:style>
    <style:style style:name="P3" style:family="paragraph" style:parent-style-name="Standard">
      <style:paragraph-properties fo:text-align="justify" style:justify-single-word="false"/>
      <style:text-properties fo:font-size="11pt" officeooo:rsid="0016635f" officeooo:paragraph-rsid="0016635f"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1pt" style:font-size-asian="11pt" style:font-size-complex="11pt"/>
    </style:style>
    <style:style style:name="T4" style:family="text">
      <style:text-properties fo:font-size="11pt" officeooo:rsid="0016cbfa" style:font-size-asian="11pt" style:font-size-complex="11pt"/>
    </style:style>
    <style:style style:name="T5" style:family="text">
      <style:text-propertie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om:</text:p>
      <text:p text:style-name="P3">Melvyn Ian Drag</text:p>
      <text:p text:style-name="P3">416 Plymouth Rd.</text:p>
      <text:p text:style-name="P3">North Brunswick, NJ 08902</text:p>
      <text:p text:style-name="P3"/>
      <text:p text:style-name="P3">To:</text:p>
      <text:p text:style-name="P3">Sapna Kumari</text:p>
      <text:p text:style-name="P3">RangTech</text:p>
      <text:p text:style-name="P3">15 Corporate Pl S #356</text:p>
      <text:p text:style-name="P3">Piscataway Township, NJ 08854</text:p>
      <text:p text:style-name="P3"/>
      <text:p text:style-name="P3">Re: Data Scientist Position at <text:s/>RangTech.</text:p>
      <text:p text:style-name="P2"/>
      <text:p text:style-name="P2">Dear Sapna, </text:p>
      <text:p text:style-name="P1"><text:span text:style-name="T3">My name is Melvyn and I am the lead data scientist at a start up that went from borderline bankrupt to bought-out </text:span><text:span text:style-name="T4">&lt;in part&gt; thanks to my leadership, programming and analytical skills</text:span><text:span text:style-name="T3">. I love</text:span> <text:span text:style-name="T1">solving problems</text:span>, <text:span text:style-name="T3">and I have a strong knowledge of</text:span> <text:span text:style-name="T1">optimization</text:span>, <text:span text:style-name="T1">machine learning</text:span>, <text:s/><text:span text:style-name="T3">and</text:span> <text:span text:style-name="T1">natural language processing</text:span>.<text:span text:style-name="T3"> I can help you mine data, cluster, predict, and </text:span><text:span text:style-name="T1">solve all of your problems</text:span> <text:span text:style-name="T3">quickly and cleanly; from what I've read about Rang, it would be a great place to work, too.</text:span></text:p>
      <text:p text:style-name="P1"/>
      <text:p text:style-name="P2"><text:tab/>I've written a large body of prediction and classification software in <text:span text:style-name="T5">R</text:span><text:span text:style-name="T2">, </text:span><text:span text:style-name="T5">Python</text:span>, C++ and Java for clients in a variety of fields. The algorithms and code I designed are closed source, but I can talk at length about any number of <text:span text:style-name="T5">advanced machine learning ideas</text:span> like L1-Regularized Log Linear Models, Principal Component Analysis, and Neural Networks. Through preprocessing and careful algorithm design I've developed software which generates astoundingly accurate results.</text:p>
      <text:p text:style-name="P1"/>
      <text:p text:style-name="P2"><text:tab/>I have <text:span text:style-name="T5">Master's</text:span> and Bachelor's degrees in <text:span text:style-name="T5">Mathematics</text:span> and <text:span text:style-name="T5">Computer Programming</text:span>, with particular emphasis in the solution of partial differential equations. I know how to think through difficult problems, model them in ways that are efficient in terms of memory an operations, and I also know about a variety of <text:span text:style-name="T5">parallelization</text:span> strategies including MPI, OpenMP, MapReduce, and GPGPU computing.</text:p>
      <text:p text:style-name="P2"/>
      <text:p text:style-name="P2"><text:tab/>In short, I love math, machine learning and optimization, and I'd love to work for Rang. Please see my Github page for code samples, refer to my resume for personal details, and feel free to contact me for more information.</text:p>
      <text:p text:style-name="P2"/>
      <text:p text:style-name="P2">Best, </text:p>
      <text:p text:style-name="P2"/>
      <text:p text:style-name="P2"/>
      <text:p text:style-name="P2">Melvyn Ian Drag</text:p>
      <text:p text:style-name="P2">(201)-443-7660</text:p>
      <text:p text:style-name="P2">melvyniandrag@gmail.co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20:55:56.123263734</meta:creation-date>
    <dc:date>2016-02-15T21:06:26.482698749</dc:date>
    <meta:editing-duration>PT7M26S</meta:editing-duration>
    <meta:editing-cycles>3</meta:editing-cycles>
    <meta:generator>LibreOffice/4.2.8.2$Linux_X86_64 LibreOffice_project/420m0$Build-2</meta:generator>
    <meta:document-statistic meta:table-count="0" meta:image-count="0" meta:object-count="0" meta:page-count="1" meta:paragraph-count="19" meta:word-count="290" meta:character-count="1812" meta:non-whitespace-character-count="1534"/>
  </office:meta>
</office:document-meta>
</file>